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2bcd" officeooo:paragraph-rsid="000c2bcd"/>
    </style:style>
    <style:style style:name="P2" style:family="paragraph" style:parent-style-name="Text_20_body">
      <style:paragraph-properties fo:text-align="justify" style:justify-single-word="false"/>
      <style:text-properties officeooo:rsid="000c2bcd" officeooo:paragraph-rsid="000c2bcd"/>
    </style:style>
    <style:style style:name="P3" style:family="paragraph" style:parent-style-name="Heading_20_2">
      <style:text-properties officeooo:rsid="000c2bcd" officeooo:paragraph-rsid="000c2bcd"/>
    </style:style>
    <style:style style:name="P4" style:family="paragraph" style:parent-style-name="Title">
      <style:text-properties officeooo:rsid="000c2bcd" officeooo:paragraph-rsid="000c2bcd"/>
    </style:style>
    <style:style style:name="P5" style:family="paragraph" style:parent-style-name="Heading_20_1">
      <style:text-properties officeooo:rsid="000c2bcd" officeooo:paragraph-rsid="000c2bcd"/>
    </style:style>
    <style:style style:name="T1" style:family="text">
      <style:text-properties officeooo:rsid="000e08a6"/>
    </style:style>
    <style:style style:name="T2" style:family="text">
      <style:text-properties officeooo:rsid="000ee4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urnal de bord</text:p>
      <text:h text:style-name="P5" text:outline-level="1">Lundi 4 Janvier 2016</text:h>
      <text:h text:style-name="P3" text:outline-level="2">Recherche documentaire</text:h>
      <text:p text:style-name="P2">Afin de mieux appréhender le projet, nous avons regard<text:span text:style-name="T1">é</text:span> les fiches techniques donné<text:span text:style-name="T2">e</text:span>s et d'autres ressources glanées sur Internet.</text:p>
      <text:h text:style-name="P5" text:outline-level="1">Lundi 5 Janvier</text:h>
      <text:h text:style-name="P5" text:outline-level="1">Programmation de la Phase 1 du Projet</text:h>
      <text:p text:style-name="P1">On démarre la programmation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0:45:18.807000000</meta:creation-date>
    <dc:date>2016-01-05T10:54:15.288000000</dc:date>
    <meta:editing-duration>PT8M59S</meta:editing-duration>
    <meta:editing-cycles>3</meta:editing-cycles>
    <meta:generator>LibreOffice/5.0.0.5$Windows_X86_64 LibreOffice_project/1b1a90865e348b492231e1c451437d7a15bb262b</meta:generator>
    <meta:document-statistic meta:table-count="0" meta:image-count="0" meta:object-count="0" meta:page-count="1" meta:paragraph-count="7" meta:word-count="44" meta:character-count="277" meta:non-whitespace-character-count="240"/>
  </office:meta>
</office:document-meta>
</file>